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156.1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24" style:family="table-cell" style:parent-style-name="Default">
      <style:table-cell-properties fo:background-color="#ed1c24"/>
      <style:text-properties fo:color="#000000"/>
    </style:style>
    <style:style style:name="ce25" style:family="table-cell" style:parent-style-name="Default">
      <style:table-cell-properties fo:background-color="#ed1c24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13" office:value-type="string" calcext:value-type="string">
            <text:p>SOFT</text:p>
          </table:table-cell>
          <table:table-cell table:style-name="ce13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SOFT pulp</text:p>
          </table:table-cell>
          <table:table-cell table:style-name="ce13" office:value-type="string" calcext:value-type="string">
            <text:p>HARD w/ soft loop full unroll</text:p>
          </table:table-cell>
          <table:table-cell table:style-name="ce13" office:value-type="string" calcext:value-type="string">
            <text:p>HARD w/ soft loop unroll = 8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365" calcext:value-type="float">
            <text:p>19365</text:p>
          </table:table-cell>
          <table:table-cell office:value-type="float" office:value="2535" calcext:value-type="float">
            <text:p>2535</text:p>
          </table:table-cell>
          <table:table-cell table:formula="of:=[.C2]/[.D2]" office:value-type="float" office:value="7.63905325443787" calcext:value-type="float">
            <text:p>7.63905325443787</text:p>
          </table:table-cell>
          <table:table-cell office:value-type="float" office:value="19725" calcext:value-type="float">
            <text:p>19725</text:p>
          </table:table-cell>
          <table:table-cell office:value-type="float" office:value="2553" calcext:value-type="float">
            <text:p>2553</text:p>
          </table:table-cell>
          <table:table-cell office:value-type="float" office:value="3188" calcext:value-type="float">
            <text:p>3188</text:p>
          </table:table-cell>
          <table:table-cell table:formula="of:=[.C2]/[.G2]" office:value-type="float" office:value="7.58519388954172" calcext:value-type="float">
            <text:p>7.58519388954172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29522" calcext:value-type="float">
            <text:p>29522</text:p>
          </table:table-cell>
          <table:table-cell office:value-type="float" office:value="3861" calcext:value-type="float">
            <text:p>3861</text:p>
          </table:table-cell>
          <table:table-cell table:formula="of:=[.C3]/[.D3]" office:value-type="float" office:value="7.64620564620565" calcext:value-type="float">
            <text:p>7.64620564620565</text:p>
          </table:table-cell>
          <table:table-cell office:value-type="float" office:value="30066" calcext:value-type="float">
            <text:p>30066</text:p>
          </table:table-cell>
          <table:table-cell office:value-type="float" office:value="3874" calcext:value-type="float">
            <text:p>3874</text:p>
          </table:table-cell>
          <table:table-cell office:value-type="float" office:value="4924" calcext:value-type="float">
            <text:p>4924</text:p>
          </table:table-cell>
          <table:table-cell table:formula="of:=[.C3]/[.G3]" office:value-type="float" office:value="7.6205472379969" calcext:value-type="float">
            <text:p>7.6205472379969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365080" calcext:value-type="float">
            <text:p>1365080</text:p>
          </table:table-cell>
          <table:table-cell office:value-type="float" office:value="122131" calcext:value-type="float">
            <text:p>122131</text:p>
          </table:table-cell>
          <table:table-cell table:formula="of:=[.C4]/[.D4]" office:value-type="float" office:value="11.177178603303" calcext:value-type="float">
            <text:p>11.177178603303</text:p>
          </table:table-cell>
          <table:table-cell office:value-type="float" office:value="1387750" calcext:value-type="float">
            <text:p>1387750</text:p>
          </table:table-cell>
          <table:table-cell office:value-type="float" office:value="148050" calcext:value-type="float">
            <text:p>148050</text:p>
          </table:table-cell>
          <table:table-cell office:value-type="float" office:value="153922" calcext:value-type="float">
            <text:p>153922</text:p>
          </table:table-cell>
          <table:table-cell table:formula="of:=[.C4]/[.G4]" office:value-type="float" office:value="9.22039851401554" calcext:value-type="float">
            <text:p>9.22039851401554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386140" calcext:value-type="float">
            <text:p>13386140</text:p>
          </table:table-cell>
          <table:table-cell office:value-type="float" office:value="2022293" calcext:value-type="float">
            <text:p>2022293</text:p>
          </table:table-cell>
          <table:table-cell table:formula="of:=[.C6]/[.D6]" office:value-type="float" office:value="6.6192881051361" calcext:value-type="float">
            <text:p>6.6192881051361</text:p>
          </table:table-cell>
          <table:table-cell office:value-type="float" office:value="13655212" calcext:value-type="float">
            <text:p>13655212</text:p>
          </table:table-cell>
          <table:table-cell office:value-type="float" office:value="2052371" calcext:value-type="float">
            <text:p>2052371</text:p>
          </table:table-cell>
          <table:table-cell office:value-type="float" office:value="2503698" calcext:value-type="float">
            <text:p>2503698</text:p>
          </table:table-cell>
          <table:table-cell table:formula="of:=[.C6]/[.G6]" office:value-type="float" office:value="6.52228081570048" calcext:value-type="float">
            <text:p>6.52228081570048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253297" calcext:value-type="float">
            <text:p>14253297</text:p>
          </table:table-cell>
          <table:table-cell office:value-type="float" office:value="2913228" calcext:value-type="float">
            <text:p>2913228</text:p>
          </table:table-cell>
          <table:table-cell table:formula="of:=[.C7]/[.D7]" office:value-type="float" office:value="4.89261293657757" calcext:value-type="float">
            <text:p>4.89261293657757</text:p>
          </table:table-cell>
          <table:table-cell office:value-type="float" office:value="14550101" calcext:value-type="float">
            <text:p>14550101</text:p>
          </table:table-cell>
          <table:table-cell office:value-type="float" office:value="2943336" calcext:value-type="float">
            <text:p>2943336</text:p>
          </table:table-cell>
          <table:table-cell office:value-type="float" office:value="3430516" calcext:value-type="float">
            <text:p>3430516</text:p>
          </table:table-cell>
          <table:table-cell table:formula="of:=[.C7]/[.G7]" office:value-type="float" office:value="4.84256537479921" calcext:value-type="float">
            <text:p>4.84256537479921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0592170" calcext:value-type="float">
            <text:p>40592170</text:p>
          </table:table-cell>
          <table:table-cell office:value-type="float" office:value="5717480" calcext:value-type="float">
            <text:p>5717480</text:p>
          </table:table-cell>
          <table:table-cell table:formula="of:=[.C8]/[.D8]" office:value-type="float" office:value="7.09966103947893" calcext:value-type="float">
            <text:p>7.09966103947893</text:p>
          </table:table-cell>
          <table:table-cell office:value-type="float" office:value="41340579" calcext:value-type="float">
            <text:p>41340579</text:p>
          </table:table-cell>
          <table:table-cell office:value-type="float" office:value="5813804" calcext:value-type="float">
            <text:p>5813804</text:p>
          </table:table-cell>
          <table:table-cell office:value-type="float" office:value="7161083" calcext:value-type="float">
            <text:p>7161083</text:p>
          </table:table-cell>
          <table:table-cell table:formula="of:=[.C8]/[.G8]" office:value-type="float" office:value="6.98203276202638" calcext:value-type="float">
            <text:p>6.98203276202638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347307" calcext:value-type="float">
            <text:p>13347307</text:p>
          </table:table-cell>
          <table:table-cell office:value-type="float" office:value="1996729" calcext:value-type="float">
            <text:p>1996729</text:p>
          </table:table-cell>
          <table:table-cell table:formula="of:=[.C10]/[.D10]" office:value-type="float" office:value="6.68458614063301" calcext:value-type="float">
            <text:p>6.68458614063301</text:p>
          </table:table-cell>
          <table:table-cell office:value-type="float" office:value="13604506" calcext:value-type="float">
            <text:p>13604506</text:p>
          </table:table-cell>
          <table:table-cell office:value-type="float" office:value="2026818" calcext:value-type="float">
            <text:p>2026818</text:p>
          </table:table-cell>
          <table:table-cell office:value-type="float" office:value="2474946" calcext:value-type="float">
            <text:p>2474946</text:p>
          </table:table-cell>
          <table:table-cell table:formula="of:=[.C10]/[.G10]" office:value-type="float" office:value="6.58535053468047" calcext:value-type="float">
            <text:p>6.58535053468047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6622106" calcext:value-type="float">
            <text:p>36622106</text:p>
          </table:table-cell>
          <table:table-cell office:value-type="float" office:value="4998062" calcext:value-type="float">
            <text:p>4998062</text:p>
          </table:table-cell>
          <table:table-cell table:formula="of:=[.C11]/[.D11]" office:value-type="float" office:value="7.32726124645913" calcext:value-type="float">
            <text:p>7.32726124645913</text:p>
          </table:table-cell>
          <table:table-cell office:value-type="float" office:value="37232813" calcext:value-type="float">
            <text:p>37232813</text:p>
          </table:table-cell>
          <table:table-cell office:value-type="float" office:value="5092133" calcext:value-type="float">
            <text:p>5092133</text:p>
          </table:table-cell>
          <table:table-cell office:value-type="float" office:value="6266789" calcext:value-type="float">
            <text:p>6266789</text:p>
          </table:table-cell>
          <table:table-cell table:formula="of:=[.C11]/[.G11]" office:value-type="float" office:value="7.19189895472094" calcext:value-type="float">
            <text:p>7.19189895472094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346151" calcext:value-type="float">
            <text:p>13346151</text:p>
          </table:table-cell>
          <table:table-cell office:value-type="float" office:value="1996342" calcext:value-type="float">
            <text:p>1996342</text:p>
          </table:table-cell>
          <table:table-cell table:formula="of:=[.C13]/[.D13]" office:value-type="float" office:value="6.68530291903892" calcext:value-type="float">
            <text:p>6.68530291903892</text:p>
          </table:table-cell>
          <table:table-cell office:value-type="float" office:value="13586951" calcext:value-type="float">
            <text:p>13586951</text:p>
          </table:table-cell>
          <table:table-cell office:value-type="float" office:value="2026462" calcext:value-type="float">
            <text:p>2026462</text:p>
          </table:table-cell>
          <table:table-cell office:value-type="float" office:value="2474515" calcext:value-type="float">
            <text:p>2474515</text:p>
          </table:table-cell>
          <table:table-cell table:formula="of:=[.C13]/[.G13]" office:value-type="float" office:value="6.5859369679767" calcext:value-type="float">
            <text:p>6.5859369679767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3717142" calcext:value-type="float">
            <text:p>33717142</text:p>
          </table:table-cell>
          <table:table-cell office:value-type="float" office:value="4710501" calcext:value-type="float">
            <text:p>4710501</text:p>
          </table:table-cell>
          <table:table-cell table:formula="of:=[.C14]/[.D14]" office:value-type="float" office:value="7.15786749647224" calcext:value-type="float">
            <text:p>7.15786749647224</text:p>
          </table:table-cell>
          <table:table-cell office:value-type="float" office:value="34384022" calcext:value-type="float">
            <text:p>34384022</text:p>
          </table:table-cell>
          <table:table-cell office:value-type="float" office:value="4753021" calcext:value-type="float">
            <text:p>4753021</text:p>
          </table:table-cell>
          <table:table-cell office:value-type="float" office:value="5941825" calcext:value-type="float">
            <text:p>5941825</text:p>
          </table:table-cell>
          <table:table-cell table:formula="of:=[.C14]/[.G14]" office:value-type="float" office:value="7.09383400578285" calcext:value-type="float">
            <text:p>7.09383400578285</text:p>
          </table:table-cell>
        </table:table-row>
        <table:table-row table:style-name="ro1">
          <table:covered-table-cell/>
          <table:table-cell table:number-columns-repeated="7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659226" calcext:value-type="float">
            <text:p>1659226</text:p>
          </table:table-cell>
          <table:table-cell office:value-type="float" office:value="228432" calcext:value-type="float">
            <text:p>228432</text:p>
          </table:table-cell>
          <table:table-cell table:formula="of:=[.C16]/[.D16]" office:value-type="float" office:value="7.26354451215241" calcext:value-type="float">
            <text:p>7.26354451215241</text:p>
          </table:table-cell>
          <table:table-cell office:value-type="float" office:value="1691283" calcext:value-type="float">
            <text:p>1691283</text:p>
          </table:table-cell>
          <table:table-cell office:value-type="float" office:value="229772" calcext:value-type="float">
            <text:p>229772</text:p>
          </table:table-cell>
          <table:table-cell office:value-type="float" office:value="288135" calcext:value-type="float">
            <text:p>288135</text:p>
          </table:table-cell>
          <table:table-cell table:formula="of:=[.C16]/[.G16]" office:value-type="float" office:value="7.22118447852654" calcext:value-type="float">
            <text:p>7.22118447852654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359975" calcext:value-type="float">
            <text:p>2359975</text:p>
          </table:table-cell>
          <table:table-cell office:value-type="float" office:value="321217" calcext:value-type="float">
            <text:p>321217</text:p>
          </table:table-cell>
          <table:table-cell table:formula="of:=[.C17]/[.D17]" office:value-type="float" office:value="7.34698039020351" calcext:value-type="float">
            <text:p>7.34698039020351</text:p>
          </table:table-cell>
          <table:table-cell office:value-type="float" office:value="2405257" calcext:value-type="float">
            <text:p>2405257</text:p>
          </table:table-cell>
          <table:table-cell office:value-type="float" office:value="322097" calcext:value-type="float">
            <text:p>322097</text:p>
          </table:table-cell>
          <table:table-cell office:value-type="float" office:value="407860" calcext:value-type="float">
            <text:p>407860</text:p>
          </table:table-cell>
          <table:table-cell table:formula="of:=[.C17]/[.G17]" office:value-type="float" office:value="7.32690773276373" calcext:value-type="float">
            <text:p>7.32690773276373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6863310" calcext:value-type="float">
            <text:p>6863310</text:p>
          </table:table-cell>
          <table:table-cell office:value-type="float" office:value="956913" calcext:value-type="float">
            <text:p>956913</text:p>
          </table:table-cell>
          <table:table-cell table:formula="of:=[.C18]/[.D18]" office:value-type="float" office:value="7.17234482131604" calcext:value-type="float">
            <text:p>7.17234482131604</text:p>
          </table:table-cell>
          <table:table-cell office:value-type="float" office:value="6998077" calcext:value-type="float">
            <text:p>6998077</text:p>
          </table:table-cell>
          <table:table-cell office:value-type="float" office:value="961162" calcext:value-type="float">
            <text:p>961162</text:p>
          </table:table-cell>
          <table:table-cell office:value-type="float" office:value="1214896" calcext:value-type="float">
            <text:p>1214896</text:p>
          </table:table-cell>
          <table:table-cell table:formula="of:=[.C18]/[.G18]" office:value-type="float" office:value="7.14063810262994" calcext:value-type="float">
            <text:p>7.14063810262994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216877" calcext:value-type="float">
            <text:p>10216877</text:p>
          </table:table-cell>
          <table:table-cell office:value-type="float" office:value="1469423" calcext:value-type="float">
            <text:p>1469423</text:p>
          </table:table-cell>
          <table:table-cell table:formula="of:=[.C19]/[.D19]" office:value-type="float" office:value="6.95298562769196" calcext:value-type="float">
            <text:p>6.95298562769196</text:p>
          </table:table-cell>
          <table:table-cell office:value-type="float" office:value="10423134" calcext:value-type="float">
            <text:p>10423134</text:p>
          </table:table-cell>
          <table:table-cell office:value-type="float" office:value="1475313" calcext:value-type="float">
            <text:p>1475313</text:p>
          </table:table-cell>
          <table:table-cell office:value-type="float" office:value="1873986" calcext:value-type="float">
            <text:p>1873986</text:p>
          </table:table-cell>
          <table:table-cell table:formula="of:=[.C19]/[.G19]" office:value-type="float" office:value="6.92522671460226" calcext:value-type="float">
            <text:p>6.92522671460226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office:value-type="float" office:value="1362087" calcext:value-type="float">
            <text:p>1362087</text:p>
          </table:table-cell>
          <table:table-cell office:value-type="float" office:value="1362378" calcext:value-type="float">
            <text:p>1362378</text:p>
          </table:table-cell>
          <table:table-cell table:formula="of:=[.C20]/[.D20]" office:value-type="float" office:value="0.999786402892589" calcext:value-type="float">
            <text:p>0.999786402892589</text:p>
          </table:table-cell>
          <table:table-cell office:value-type="float" office:value="1387880" calcext:value-type="float">
            <text:p>1387880</text:p>
          </table:table-cell>
          <table:table-cell office:value-type="float" office:value="1362107" calcext:value-type="float">
            <text:p>1362107</text:p>
          </table:table-cell>
          <table:table-cell office:value-type="float" office:value="1405452" calcext:value-type="float">
            <text:p>1405452</text:p>
          </table:table-cell>
          <table:table-cell table:formula="of:=[.C20]/[.G20]" office:value-type="float" office:value="0.999985316865709" calcext:value-type="float">
            <text:p>0.999985316865709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58295" calcext:value-type="float">
            <text:p>58295</text:p>
          </table:table-cell>
          <table:table-cell table:formula="of:=[.C21]/[.D21]" office:value-type="float" office:value="1" calcext:value-type="float">
            <text:p>1</text:p>
          </table:table-cell>
          <table:table-cell office:value-type="float" office:value="67458" calcext:value-type="float">
            <text:p>67458</text:p>
          </table:table-cell>
          <table:table-cell office:value-type="float" office:value="58295" calcext:value-type="float">
            <text:p>58295</text:p>
          </table:table-cell>
          <table:table-cell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321323" calcext:value-type="float">
            <text:p>4321323</text:p>
          </table:table-cell>
          <table:table-cell office:value-type="float" office:value="613983" calcext:value-type="float">
            <text:p>613983</text:p>
          </table:table-cell>
          <table:table-cell table:formula="of:=[.C22]/[.D22]" office:value-type="float" office:value="7.03818021020126" calcext:value-type="float">
            <text:p>7.03818021020126</text:p>
          </table:table-cell>
          <table:table-cell office:value-type="float" office:value="4407761" calcext:value-type="float">
            <text:p>4407761</text:p>
          </table:table-cell>
          <table:table-cell office:value-type="float" office:value="616172" calcext:value-type="float">
            <text:p>616172</text:p>
          </table:table-cell>
          <table:table-cell office:value-type="float" office:value="779983" calcext:value-type="float">
            <text:p>779983</text:p>
          </table:table-cell>
          <table:table-cell table:formula="of:=[.C22]/[.G22]" office:value-type="float" office:value="7.01317651564823" calcext:value-type="float">
            <text:p>7.01317651564823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office:value-type="float" office:value="7317" calcext:value-type="float">
            <text:p>7317</text:p>
          </table:table-cell>
          <table:table-cell office:value-type="float" office:value="7488" calcext:value-type="float">
            <text:p>7488</text:p>
          </table:table-cell>
          <table:table-cell table:formula="of:=[.C23]/[.D23]" office:value-type="float" office:value="0.977163461538462" calcext:value-type="float">
            <text:p>0.977163461538462</text:p>
          </table:table-cell>
          <table:table-cell office:value-type="float" office:value="8339" calcext:value-type="float">
            <text:p>8339</text:p>
          </table:table-cell>
          <table:table-cell office:value-type="float" office:value="7317" calcext:value-type="float">
            <text:p>7317</text:p>
          </table:table-cell>
          <table:table-cell office:value-type="float" office:value="8691" calcext:value-type="float">
            <text:p>8691</text:p>
          </table:table-cell>
          <table:table-cell table:formula="of:=[.C23]/[.G23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1835079" calcext:value-type="float">
            <text:p>31835079</text:p>
          </table:table-cell>
          <table:table-cell office:value-type="float" office:value="4466963" calcext:value-type="float">
            <text:p>4466963</text:p>
          </table:table-cell>
          <table:table-cell table:formula="of:=[.C24]/[.D24]" office:value-type="float" office:value="7.12678367830672" calcext:value-type="float">
            <text:p>7.12678367830672</text:p>
          </table:table-cell>
          <table:table-cell office:value-type="float" office:value="32452063" calcext:value-type="float">
            <text:p>32452063</text:p>
          </table:table-cell>
          <table:table-cell office:value-type="float" office:value="4508183" calcext:value-type="float">
            <text:p>4508183</text:p>
          </table:table-cell>
          <table:table-cell office:value-type="float" office:value="5619787" calcext:value-type="float">
            <text:p>5619787</text:p>
          </table:table-cell>
          <table:table-cell table:formula="of:=[.C24]/[.G24]" office:value-type="float" office:value="7.06162083482414" calcext:value-type="float">
            <text:p>7.06162083482414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3730968" calcext:value-type="float">
            <text:p>33730968</text:p>
          </table:table-cell>
          <table:table-cell office:value-type="float" office:value="4720296" calcext:value-type="float">
            <text:p>4720296</text:p>
          </table:table-cell>
          <table:table-cell table:formula="of:=[.C25]/[.D25]" office:value-type="float" office:value="7.1459433899908" calcext:value-type="float">
            <text:p>7.1459433899908</text:p>
          </table:table-cell>
          <table:table-cell office:value-type="float" office:value="34383841" calcext:value-type="float">
            <text:p>34383841</text:p>
          </table:table-cell>
          <table:table-cell office:value-type="float" office:value="4762786" calcext:value-type="float">
            <text:p>4762786</text:p>
          </table:table-cell>
          <table:table-cell office:value-type="float" office:value="5940426" calcext:value-type="float">
            <text:p>5940426</text:p>
          </table:table-cell>
          <table:table-cell table:formula="of:=[.C25]/[.G25]" office:value-type="float" office:value="7.0821926494283" calcext:value-type="float">
            <text:p>7.0821926494283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office:value-type="float" office:value="2021167" calcext:value-type="float">
            <text:p>2021167</text:p>
          </table:table-cell>
          <table:table-cell office:value-type="float" office:value="2021207" calcext:value-type="float">
            <text:p>2021207</text:p>
          </table:table-cell>
          <table:table-cell table:formula="of:=[.C26]/[.D26]" office:value-type="float" office:value="0.99998020984491" calcext:value-type="float">
            <text:p>0.99998020984491</text:p>
          </table:table-cell>
          <table:table-cell office:value-type="float" office:value="2075949" calcext:value-type="float">
            <text:p>2075949</text:p>
          </table:table-cell>
          <table:table-cell office:value-type="float" office:value="2021107" calcext:value-type="float">
            <text:p>2021107</text:p>
          </table:table-cell>
          <table:table-cell office:value-type="float" office:value="2102430" calcext:value-type="float">
            <text:p>2102430</text:p>
          </table:table-cell>
          <table:table-cell table:formula="of:=[.C26]/[.G26]" office:value-type="float" office:value="1.0000296867014" calcext:value-type="float">
            <text:p>1.0000296867014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office:value-type="float" office:value="348202" calcext:value-type="float">
            <text:p>348202</text:p>
          </table:table-cell>
          <table:table-cell office:value-type="float" office:value="348203" calcext:value-type="float">
            <text:p>348203</text:p>
          </table:table-cell>
          <table:table-cell table:formula="of:=[.C27]/[.D27]" office:value-type="float" office:value="0.999997128112049" calcext:value-type="float">
            <text:p>0.999997128112049</text:p>
          </table:table-cell>
          <table:table-cell office:value-type="float" office:value="391535" calcext:value-type="float">
            <text:p>391535</text:p>
          </table:table-cell>
          <table:table-cell office:value-type="float" office:value="348202" calcext:value-type="float">
            <text:p>348202</text:p>
          </table:table-cell>
          <table:table-cell office:value-type="float" office:value="389536" calcext:value-type="float">
            <text:p>389536</text:p>
          </table:table-cell>
          <table:table-cell table:formula="of:=[.C27]/[.G2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office:value-type="float" office:value="5598" calcext:value-type="float">
            <text:p>5598</text:p>
          </table:table-cell>
          <table:table-cell office:value-type="float" office:value="5719" calcext:value-type="float">
            <text:p>5719</text:p>
          </table:table-cell>
          <table:table-cell table:formula="of:=[.C28]/[.D28]" office:value-type="float" office:value="0.978842454974646" calcext:value-type="float">
            <text:p>0.978842454974646</text:p>
          </table:table-cell>
          <table:table-cell office:value-type="float" office:value="6359" calcext:value-type="float">
            <text:p>6359</text:p>
          </table:table-cell>
          <table:table-cell office:value-type="float" office:value="5598" calcext:value-type="float">
            <text:p>5598</text:p>
          </table:table-cell>
          <table:table-cell office:value-type="float" office:value="6634" calcext:value-type="float">
            <text:p>6634</text:p>
          </table:table-cell>
          <table:table-cell table:formula="of:=[.C28]/[.G28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352275" calcext:value-type="float">
            <text:p>13352275</text:p>
          </table:table-cell>
          <table:table-cell office:value-type="float" office:value="1996163" calcext:value-type="float">
            <text:p>1996163</text:p>
          </table:table-cell>
          <table:table-cell table:formula="of:=[.C29]/[.D29]" office:value-type="float" office:value="6.68897028950041" calcext:value-type="float">
            <text:p>6.68897028950041</text:p>
          </table:table-cell>
          <table:table-cell office:value-type="float" office:value="13614439" calcext:value-type="float">
            <text:p>13614439</text:p>
          </table:table-cell>
          <table:table-cell office:value-type="float" office:value="2026367" calcext:value-type="float">
            <text:p>2026367</text:p>
          </table:table-cell>
          <table:table-cell office:value-type="float" office:value="2474007" calcext:value-type="float">
            <text:p>2474007</text:p>
          </table:table-cell>
          <table:table-cell table:formula="of:=[.C29]/[.G29]" office:value-type="float" office:value="6.58926788681419" calcext:value-type="float">
            <text:p>6.58926788681419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7843606" calcext:value-type="float">
            <text:p>37843606</text:p>
          </table:table-cell>
          <table:table-cell office:value-type="float" office:value="5454204" calcext:value-type="float">
            <text:p>5454204</text:p>
          </table:table-cell>
          <table:table-cell table:formula="of:=[.C30]/[.D30]" office:value-type="float" office:value="6.9384287789749" calcext:value-type="float">
            <text:p>6.9384287789749</text:p>
          </table:table-cell>
          <table:table-cell office:value-type="float" office:value="38583566" calcext:value-type="float">
            <text:p>38583566</text:p>
          </table:table-cell>
          <table:table-cell office:value-type="float" office:value="5499222" calcext:value-type="float">
            <text:p>5499222</text:p>
          </table:table-cell>
          <table:table-cell office:value-type="float" office:value="6842914" calcext:value-type="float">
            <text:p>6842914</text:p>
          </table:table-cell>
          <table:table-cell table:formula="of:=[.C30]/[.G30]" office:value-type="float" office:value="6.8816290740763" calcext:value-type="float">
            <text:p>6.8816290740763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3887987" calcext:value-type="float">
            <text:p>153887987</text:p>
          </table:table-cell>
          <table:table-cell office:value-type="float" office:value="11153517" calcext:value-type="float">
            <text:p>11153517</text:p>
          </table:table-cell>
          <table:table-cell table:formula="of:=[.C33]/[.D33]" office:value-type="float" office:value="13.7972611688313" calcext:value-type="float">
            <text:p>13.7972611688313</text:p>
          </table:table-cell>
          <table:table-cell office:value-type="float" office:value="155787773" calcext:value-type="float">
            <text:p>155787773</text:p>
          </table:table-cell>
          <table:table-cell office:value-type="float" office:value="11312294" calcext:value-type="float">
            <text:p>11312294</text:p>
          </table:table-cell>
          <table:table-cell office:value-type="float" office:value="14086291" calcext:value-type="float">
            <text:p>14086291</text:p>
          </table:table-cell>
          <table:table-cell table:formula="of:=[.C33]/[.G33]" office:value-type="float" office:value="13.6036056877588" calcext:value-type="float">
            <text:p>13.6036056877588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3940299" calcext:value-type="float">
            <text:p>153940299</text:p>
          </table:table-cell>
          <table:table-cell table:style-name="ce5" office:value-type="float" office:value="11641586" calcext:value-type="float">
            <text:p>11641586</text:p>
          </table:table-cell>
          <table:table-cell table:formula="of:=[.C34]/[.D34]" office:value-type="float" office:value="13.2233098651679" calcext:value-type="float">
            <text:p>13.2233098651679</text:p>
          </table:table-cell>
          <table:table-cell office:value-type="float" office:value="155855237" calcext:value-type="float">
            <text:p>155855237</text:p>
          </table:table-cell>
          <table:table-cell office:value-type="float" office:value="11800242" calcext:value-type="float">
            <text:p>11800242</text:p>
          </table:table-cell>
          <table:table-cell office:value-type="float" office:value="14602056" calcext:value-type="float">
            <text:p>14602056</text:p>
          </table:table-cell>
          <table:table-cell table:formula="of:=[.C34]/[.G34]" office:value-type="float" office:value="13.0455205071218" calcext:value-type="float">
            <text:p>13.0455205071218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07498179" calcext:value-type="float">
            <text:p>307498179</text:p>
          </table:table-cell>
          <table:table-cell office:value-type="float" office:value="22437824" calcext:value-type="float">
            <text:p>22437824</text:p>
          </table:table-cell>
          <table:table-cell table:formula="of:=[.C35]/[.D35]" office:value-type="float" office:value="13.7044563233939" calcext:value-type="float">
            <text:p>13.7044563233939</text:p>
          </table:table-cell>
          <table:table-cell office:value-type="float" office:value="311303424" calcext:value-type="float">
            <text:p>311303424</text:p>
          </table:table-cell>
          <table:table-cell office:value-type="float" office:value="22756803" calcext:value-type="float">
            <text:p>22756803</text:p>
          </table:table-cell>
          <table:table-cell office:value-type="float" office:value="28328820" calcext:value-type="float">
            <text:p>28328820</text:p>
          </table:table-cell>
          <table:table-cell table:formula="of:=[.C35]/[.G35]" office:value-type="float" office:value="13.5123628305786" calcext:value-type="float">
            <text:p>13.5123628305786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6349759" calcext:value-type="float">
            <text:p>136349759</text:p>
          </table:table-cell>
          <table:table-cell office:value-type="float" office:value="10763769" calcext:value-type="float">
            <text:p>10763769</text:p>
          </table:table-cell>
          <table:table-cell table:formula="of:=[.C39]/[.D39]" office:value-type="float" office:value="12.6674735401698" calcext:value-type="float">
            <text:p>12.6674735401698</text:p>
          </table:table-cell>
          <table:table-cell office:value-type="float" office:value="138564751" calcext:value-type="float">
            <text:p>138564751</text:p>
          </table:table-cell>
          <table:table-cell office:value-type="float" office:value="10859727" calcext:value-type="float">
            <text:p>10859727</text:p>
          </table:table-cell>
          <table:table-cell office:value-type="float" office:value="13628407" calcext:value-type="float">
            <text:p>13628407</text:p>
          </table:table-cell>
          <table:table-cell table:formula="of:=[.C39]/[.G39]" office:value-type="float" office:value="12.5555420499981" calcext:value-type="float">
            <text:p>12.5555420499981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6140748" calcext:value-type="float">
            <text:p>136140748</text:p>
          </table:table-cell>
          <table:table-cell office:value-type="float" office:value="10599823" calcext:value-type="float">
            <text:p>10599823</text:p>
          </table:table-cell>
          <table:table-cell table:formula="of:=[.C40]/[.D40]" office:value-type="float" office:value="12.8436812576965" calcext:value-type="float">
            <text:p>12.8436812576965</text:p>
          </table:table-cell>
          <table:table-cell office:value-type="float" office:value="138333141" calcext:value-type="float">
            <text:p>138333141</text:p>
          </table:table-cell>
          <table:table-cell office:value-type="float" office:value="10698705" calcext:value-type="float">
            <text:p>10698705</text:p>
          </table:table-cell>
          <table:table-cell office:value-type="float" office:value="13446139" calcext:value-type="float">
            <text:p>13446139</text:p>
          </table:table-cell>
          <table:table-cell table:formula="of:=[.C40]/[.G40]" office:value-type="float" office:value="12.7249744712094" calcext:value-type="float">
            <text:p>12.7249744712094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6152645" calcext:value-type="float">
            <text:p>136152645</text:p>
          </table:table-cell>
          <table:table-cell office:value-type="float" office:value="10608266" calcext:value-type="float">
            <text:p>10608266</text:p>
          </table:table-cell>
          <table:table-cell table:formula="of:=[.C41]/[.D41]" office:value-type="float" office:value="12.8345805996946" calcext:value-type="float">
            <text:p>12.8345805996946</text:p>
          </table:table-cell>
          <table:table-cell office:value-type="float" office:value="138346156" calcext:value-type="float">
            <text:p>138346156</text:p>
          </table:table-cell>
          <table:table-cell office:value-type="float" office:value="10708415" calcext:value-type="float">
            <text:p>10708415</text:p>
          </table:table-cell>
          <table:table-cell office:value-type="float" office:value="13459156" calcext:value-type="float">
            <text:p>13459156</text:p>
          </table:table-cell>
          <table:table-cell table:formula="of:=[.C41]/[.G41]" office:value-type="float" office:value="12.7145469240779" calcext:value-type="float">
            <text:p>12.7145469240779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37359076" calcext:value-type="float">
            <text:p>137359076</text:p>
          </table:table-cell>
          <table:table-cell office:value-type="float" office:value="11802994" calcext:value-type="float">
            <text:p>11802994</text:p>
          </table:table-cell>
          <table:table-cell table:formula="of:=[.C42]/[.D42]" office:value-type="float" office:value="11.6376468546879" calcext:value-type="float">
            <text:p>11.6376468546879</text:p>
          </table:table-cell>
          <table:table-cell office:value-type="float" office:value="139670301" calcext:value-type="float">
            <text:p>139670301</text:p>
          </table:table-cell>
          <table:table-cell office:value-type="float" office:value="11898438" calcext:value-type="float">
            <text:p>11898438</text:p>
          </table:table-cell>
          <table:table-cell office:value-type="float" office:value="14771556" calcext:value-type="float">
            <text:p>14771556</text:p>
          </table:table-cell>
          <table:table-cell table:formula="of:=[.C42]/[.G42]" office:value-type="float" office:value="11.5442948057552" calcext:value-type="float">
            <text:p>11.5442948057552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5616115" calcext:value-type="float">
            <text:p>155616115</text:p>
          </table:table-cell>
          <table:table-cell office:value-type="float" office:value="12463289" calcext:value-type="float">
            <text:p>12463289</text:p>
          </table:table-cell>
          <table:table-cell table:formula="of:=[.C43]/[.D43]" office:value-type="float" office:value="12.4859589631597" calcext:value-type="float">
            <text:p>12.4859589631597</text:p>
          </table:table-cell>
          <table:table-cell office:value-type="float" office:value="158162663" calcext:value-type="float">
            <text:p>158162663</text:p>
          </table:table-cell>
          <table:table-cell office:value-type="float" office:value="12574720" calcext:value-type="float">
            <text:p>12574720</text:p>
          </table:table-cell>
          <table:table-cell office:value-type="float" office:value="15928207" calcext:value-type="float">
            <text:p>15928207</text:p>
          </table:table-cell>
          <table:table-cell table:formula="of:=[.C43]/[.G43]" office:value-type="float" office:value="12.3753145199257" calcext:value-type="float">
            <text:p>12.3753145199257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293452" calcext:value-type="float">
            <text:p>9293452</text:p>
          </table:table-cell>
          <table:table-cell office:value-type="float" office:value="8128129" calcext:value-type="float">
            <text:p>8128129</text:p>
          </table:table-cell>
          <table:table-cell table:formula="of:=[.C46]/[.D46]" office:value-type="float" office:value="1.1433691566657" calcext:value-type="float">
            <text:p>1.1433691566657</text:p>
          </table:table-cell>
          <table:table-cell office:value-type="float" office:value="9615404" calcext:value-type="float">
            <text:p>9615404</text:p>
          </table:table-cell>
          <table:table-cell office:value-type="float" office:value="8155299" calcext:value-type="float">
            <text:p>8155299</text:p>
          </table:table-cell>
          <table:table-cell office:value-type="float" office:value="8643267" calcext:value-type="float">
            <text:p>8643267</text:p>
          </table:table-cell>
          <table:table-cell table:formula="of:=[.C46]/[.G46]" office:value-type="float" office:value="1.13955993520287" calcext:value-type="float">
            <text:p>1.13955993520287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5652870" calcext:value-type="float">
            <text:p>15652870</text:p>
          </table:table-cell>
          <table:table-cell office:value-type="float" office:value="3069309" calcext:value-type="float">
            <text:p>3069309</text:p>
          </table:table-cell>
          <table:table-cell table:formula="of:=[.C47]/[.D47]" office:value-type="float" office:value="5.09980259400406" calcext:value-type="float">
            <text:p>5.09980259400406</text:p>
          </table:table-cell>
          <table:table-cell office:value-type="float" office:value="16048540" calcext:value-type="float">
            <text:p>16048540</text:p>
          </table:table-cell>
          <table:table-cell office:value-type="float" office:value="3127147" calcext:value-type="float">
            <text:p>3127147</text:p>
          </table:table-cell>
          <table:table-cell office:value-type="float" office:value="3786826" calcext:value-type="float">
            <text:p>3786826</text:p>
          </table:table-cell>
          <table:table-cell table:formula="of:=[.C47]/[.G47]" office:value-type="float" office:value="5.0054794354087" calcext:value-type="float">
            <text:p>5.0054794354087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4946322" calcext:value-type="float">
            <text:p>24946322</text:p>
          </table:table-cell>
          <table:table-cell office:value-type="float" office:value="11197438" calcext:value-type="float">
            <text:p>11197438</text:p>
          </table:table-cell>
          <table:table-cell table:formula="of:=[.C48]/[.D48]" office:value-type="float" office:value="2.22785980150102" calcext:value-type="float">
            <text:p>2.22785980150102</text:p>
          </table:table-cell>
          <table:table-cell office:value-type="float" office:value="25663944" calcext:value-type="float">
            <text:p>25663944</text:p>
          </table:table-cell>
          <table:table-cell office:value-type="float" office:value="11282446" calcext:value-type="float">
            <text:p>11282446</text:p>
          </table:table-cell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21107391074595" calcext:value-type="float">
            <text:p>2.21107391074595</text:p>
          </table:table-cell>
        </table:table-row>
      </table:table>
      <table:table table:name="Area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ea (Sl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cv_core w/o MMUL</text:p>
          </table:table-cell>
          <table:table-cell office:value-type="float" office:value="11.232" calcext:value-type="float">
            <text:p>11.232</text:p>
          </table:table-cell>
          <table:table-cell table:formula="of:=1/[.B2] * 1000" office:value-type="float" office:value="89.031339031339" calcext:value-type="float">
            <text:p>89.0313390313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 flatten 10ns co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core w/ MMUL, WORDS=4</text:p>
          </table:table-cell>
          <table:table-cell office:value-type="float" office:value="12.322" calcext:value-type="float">
            <text:p>12.322</text:p>
          </table:table-cell>
          <table:table-cell table:formula="of:=1/[.B3] * 1000" office:value-type="float" office:value="81.1556565492615" calcext:value-type="float">
            <text:p>81.155656549261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Flatten 10ns cont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4" office:value-type="string" calcext:value-type="string">
            <text:p>riscv_core w/ MMUL, WORDS=8</text:p>
          </table:table-cell>
          <table:table-cell table:style-name="ce24" office:value-type="float" office:value="14.291" calcext:value-type="float">
            <text:p>14.291</text:p>
          </table:table-cell>
          <table:table-cell table:style-name="ce24" table:formula="of:=1/[.B6] * 1000" office:value-type="float" office:value="69.9741095794556" calcext:value-type="float">
            <text:p>69.9741095794556</text:p>
          </table:table-cell>
          <table:table-cell table:style-name="ce24" office:value-type="float" office:value="3970" calcext:value-type="float">
            <text:p>3970</text:p>
          </table:table-cell>
          <table:table-cell table:number-columns-repeated="2"/>
          <table:table-cell table:style-name="ce25" office:value-type="string" calcext:value-type="string">
            <text:p>Out of date</text:p>
          </table:table-cell>
        </table:table-row>
        <table:table-row table:style-name="ro1">
          <table:table-cell table:style-name="ce24" office:value-type="string" calcext:value-type="string">
            <text:p>riscv_core w/ MMUL, WORDS=32</text:p>
          </table:table-cell>
          <table:table-cell table:style-name="ce24" office:value-type="float" office:value="40.194" calcext:value-type="float">
            <text:p>40.194</text:p>
          </table:table-cell>
          <table:table-cell table:style-name="ce24" table:formula="of:=1/[.B7] * 1000" office:value-type="float" office:value="24.8793352241628" calcext:value-type="float">
            <text:p>24.8793352241628</text:p>
          </table:table-cell>
          <table:table-cell table:style-name="ce24" office:value-type="float" office:value="6898" calcext:value-type="float">
            <text:p>6898</text:p>
          </table:table-cell>
          <table:table-cell table:number-columns-repeated="3"/>
        </table:table-row>
      </table:table>
      <table:table table:name="CPI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3" office:value-type="string" calcext:value-type="string">
            <text:p>Instruction</text:p>
          </table:table-cell>
          <table:table-cell table:style-name="ce13" office:value-type="string" calcext:value-type="string">
            <text:p>Cycle</text:p>
          </table:table-cell>
        </table:table-row>
        <table:table-row table:style-name="ro2">
          <table:table-cell table:style-name="ce17" office:value-type="string" calcext:value-type="string">
            <text:p>MMUL</text:p>
          </table:table-cell>
          <table:table-cell office:value-type="string" calcext:value-type="string">
            <text:p>   3*WORDS x MEM LOAD</text:p>
            <text:p>+ WORDS x MEM STORE</text:p>
            <text:p>+ 2*WORDS</text:p>
            <text:p>+ 1 cycle</text:p>
          </table:table-cell>
        </table:table-row>
        <table:table-row table:style-name="ro1">
          <table:table-cell office:value-type="string" calcext:value-type="string">
            <text:p>Register-to-Register</text:p>
          </table:table-cell>
          <table:table-cell office:value-type="string" calcext:value-type="string">
            <text:p>1 cycle</text:p>
          </table:table-cell>
        </table:table-row>
        <table:table-row table:style-name="ro1">
          <table:table-cell office:value-type="string" calcext:value-type="string">
            <text:p>JUMP/BRANCH</text:p>
          </table:table-cell>
          <table:table-cell office:value-type="string" calcext:value-type="string">
            <text:p>2 cycles</text:p>
          </table:table-cell>
        </table:table-row>
      </table:table>
      <table:table table:name="Power" table:style-name="ta1">
        <table:table-column table:style-name="co10" table:default-cell-style-name="ce20"/>
        <table:table-column table:style-name="co3" table:number-columns-repeated="3" table:default-cell-style-name="ce20"/>
        <table:table-column table:style-name="co11" table:number-columns-repeated="2" table:default-cell-style-name="ce20"/>
        <table:table-column table:style-name="co3" table:default-cell-style-name="ce20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ynamic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untime cycles</text:p>
          </table:table-cell>
          <table:table-cell table:style-name="ce21" office:value-type="string" calcext:value-type="string" table:number-columns-spanned="2" table:number-rows-spanned="1">
            <text:p>Dynamic power per module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soft</text:p>
          </table:table-cell>
          <table:table-cell table:style-name="ce19" office:value-type="float" office:value="0.261" calcext:value-type="float">
            <text:p>0.261</text:p>
          </table:table-cell>
          <table:table-cell table:style-name="ce19" office:value-type="float" office:value="0.154" calcext:value-type="float">
            <text:p>0.154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19" table:formula="of:= 403308 / 2" office:value-type="float" office:value="201654" calcext:value-type="float">
            <text:p>201654</text:p>
          </table:table-cell>
          <table:table-cell table:style-name="ce19" office:value-type="string" calcext:value-type="string">
            <text:p>alu</text:p>
          </table:table-cell>
          <table:table-cell table:style-name="ce19" office:value-type="float" office:value="0.031" calcext:value-type="float">
            <text:p>0.031</text:p>
          </table:table-cell>
          <table:table-cell/>
          <table:table-cell office:value-type="string" calcext:value-type="string">
            <text:p>All values are in Watts</text:p>
          </table:table-cell>
          <table:table-cell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ontroller</text:p>
          </table:table-cell>
          <table:table-cell table:style-name="ce19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sr</text:p>
          </table:table-cell>
          <table:table-cell table:style-name="ce19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der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fetch_stage</text:p>
          </table:table-cell>
          <table:table-cell table:style-name="ce19" office:value-type="float" office:value="0.058" calcext:value-type="float">
            <text:p>0.058</text:p>
          </table:table-cell>
          <table:table-cell table:number-columns-repeated="2"/>
          <table:table-cell table:formula="of:=[.E2]/[.E31]" office:value-type="float" office:value="8.78590101080516" calcext:value-type="float">
            <text:p>8.78590101080516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buffer</text:p>
          </table:table-cell>
          <table:table-cell table:style-name="ce19" office:value-type="float" office:value="0.027" calcext:value-type="float">
            <text:p>0.027</text:p>
          </table:table-cell>
          <table:table-cell table:number-columns-repeated="2"/>
          <table:table-cell table:formula="of:=[.E20]/[.E31]" office:value-type="float" office:value="1.24233182293482" calcext:value-type="float">
            <text:p>1.24233182293482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mpressor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lsu</text:p>
          </table:table-cell>
          <table:table-cell table:style-name="ce19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reg_file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5" office:value-type="string" calcext:value-type="string">
            <text:p>hard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064" calcext:value-type="float">
            <text:p>0.064</text:p>
          </table:table-cell>
          <table:table-cell table:style-name="ce25" office:value-type="float" office:value="0.105" calcext:value-type="float">
            <text:p>0.105</text:p>
          </table:table-cell>
          <table:table-cell table:style-name="ce25" table:formula="of:= 45748 / 2" office:value-type="float" office:value="22874" calcext:value-type="float">
            <text:p>22874</text:p>
          </table:table-cell>
          <table:table-cell table:style-name="ce25" office:value-type="string" calcext:value-type="string">
            <text:p>alu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cs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decod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fetch_stag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buff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mont_mul</text:p>
          </table:table-cell>
          <table:table-cell table:style-name="ce25" office:value-type="float" office:value="0.054" calcext:value-type="float">
            <text:p>0.054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reg_fil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soft loop</text:p>
          </table:table-cell>
          <table:table-cell office:value-type="float" office:value="0.226" calcext:value-type="float">
            <text:p>0.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table:formula="of:= 57028 / 2" office:value-type="float" office:value="28514" calcext:value-type="float">
            <text:p>28514</text:p>
          </table:table-cell>
          <table:table-cell office:value-type="string" calcext:value-type="string">
            <text:p>alu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ontrolle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s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der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etch_stage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mpresso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su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nt_mul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eg_file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unrolled loop</text:p>
          </table:table-cell>
          <table:table-cell office:value-type="float" office:value="0.221" calcext:value-type="float">
            <text:p>0.2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  <table:table-cell table:style-name="Default" office:value-type="float" office:value="22952" calcext:value-type="float">
            <text:p>22952</text:p>
          </table:table-cell>
          <table:table-cell table:style-name="Default" table:number-columns-repeated="2"/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423.27pt" svg:height="253.76pt" svg:x="636.6pt" svg:y="75.29pt">
            <draw:object draw:notify-on-update-of-ranges="Sheet5.A7:Sheet5.A11 Sheet5.B7:Sheet5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32pt" svg:height="255.26pt" svg:x="440.08pt" svg:y="327.49pt">
            <draw:object draw:notify-on-update-of-ranges="Sheet5.A14:Sheet5.A18 Sheet5.B14:Sheet5.B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29pt" svg:height="255.23pt" svg:x="258.29pt" svg:y="74.58pt">
            <draw:object draw:notify-on-update-of-ranges="Sheet5.A1:Sheet5.A5 Sheet5.B1:Sheet5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dd</text:p>
          </table:table-cell>
          <table:table-cell office:value-type="float" office:value="2133675" calcext:value-type="float">
            <text:p>2133675</text:p>
          </table:table-cell>
          <table:table-cell table:formula="of:=[.B1]/[.B4]" office:value-type="float" office:value="0.00876866668693" calcext:value-type="float">
            <text:p>0.00876866668693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621298" calcext:value-type="float">
            <text:p>2621298</text:p>
          </table:table-cell>
          <table:table-cell table:formula="of:=[.B2]/[.B4]" office:value-type="float" office:value="0.0107726286567149" calcext:value-type="float">
            <text:p>0.010772628656715</text:p>
          </table:table-cell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16881" calcext:value-type="float">
            <text:p>16881</text:p>
          </table:table-cell>
          <table:table-cell table:formula="of:=[.B3]/[.B4]" office:value-type="float" office:value="0.0000693750746210484" calcext:value-type="float">
            <text:p>6.93750746210484E-05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43329468" calcext:value-type="float">
            <text:p>243329468</text:p>
          </table:table-cell>
          <table:table-cell table:formula="of:=[.B4]/[.B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8879809" calcext:value-type="float">
            <text:p>8879809</text:p>
          </table:table-cell>
          <table:table-cell table:formula="of:=[.B5]/[.B4]" office:value-type="float" office:value="0.0364929454413635" calcext:value-type="float">
            <text:p>0.03649294544136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148028" calcext:value-type="float">
            <text:p>1148028</text:p>
          </table:table-cell>
          <table:table-cell/>
          <table:table-cell office:value-type="string" calcext:value-type="string">
            <text:p>p256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5898420" calcext:value-type="float">
            <text:p>5898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1817395" calcext:value-type="float">
            <text:p>1817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418619248" calcext:value-type="float">
            <text:p>418619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153834083" calcext:value-type="float">
            <text:p>15383408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763661" calcext:value-type="float">
            <text:p>1763661</text:p>
          </table:table-cell>
          <table:table-cell/>
          <table:table-cell office:value-type="string" calcext:value-type="string">
            <text:p>c25519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280712" calcext:value-type="float">
            <text:p>1280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27560781" calcext:value-type="float">
            <text:p>2756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610609454" calcext:value-type="float">
            <text:p>610609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173229879" calcext:value-type="float">
            <text:p>1732298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9:58:27.917166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20-01-23T21:39:23.868285678</dc:date>
    <meta:editing-duration>PT9H8M14S</meta:editing-duration>
    <meta:editing-cycles>60</meta:editing-cycles>
    <meta:generator>LibreOffice/6.0.7.3$Linux_X86_64 LibreOffice_project/00m0$Build-3</meta:generator>
    <meta:document-statistic meta:table-count="5" meta:cell-count="4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tru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circle" chart:style-name="ch1">
        <chart:title svg:x="5.703cm" svg:y="0.316cm" chart:style-name="ch2">
          <text:p>FourQ Runtime Profile</text:p>
        </chart:title>
        <chart:legend svg:x="11.524cm" svg:y="3.711cm" style:legend-expansion="custom" chartooo:width="1.153cm" chartooo:height="2.59cm" style:legend-expansion-aspect-ratio="0.445173745173745" chart:style-name="ch3"/>
        <chart:plot-area chart:style-name="ch4" table:cell-range-address="Sheet5.A1:Sheet5.B5" chart:data-source-has-labels="column" svg:x="0.319cm" svg:y="1.275cm" svg:width="15.354cm" svg:height="7.55cm">
          <chartooo:coordinate-region svg:x="4.494cm" svg:y="1.822cm" svg:width="7.003cm" svg:height="7.003cm"/>
          <chart:axis chart:dimension="x" chart:name="primary-x" chart:style-name="ch5" chartooo:axis-type="auto">
            <chartooo:date-scale/>
            <chart:categories table:cell-range-address="Sheet5.A1:Sheet5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5.B1:Sheet5.B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dd</text:p>
                <draw:g>
                  <svg:desc>Sheet5.A1:Sheet5.A5</svg:desc>
                </draw:g>
              </table:table-cell>
              <table:table-cell office:value-type="float" office:value="2133675">
                <text:p>2133675</text:p>
                <draw:g>
                  <svg:desc>Sheet5.B1:Sheet5.B5</svg:desc>
                </draw:g>
              </table:table-cell>
            </table:table-row>
            <table:table-row>
              <table:table-cell office:value-type="string">
                <text:p>Sub</text:p>
              </table:table-cell>
              <table:table-cell office:value-type="float" office:value="2621298">
                <text:p>2621298</text:p>
              </table:table-cell>
            </table:table-row>
            <table:table-row>
              <table:table-cell office:value-type="string">
                <text:p>Neg</text:p>
              </table:table-cell>
              <table:table-cell office:value-type="float" office:value="16881">
                <text:p>16881</text:p>
              </table:table-cell>
            </table:table-row>
            <table:table-row>
              <table:table-cell office:value-type="string">
                <text:p>Mul</text:p>
              </table:table-cell>
              <table:table-cell office:value-type="float" office:value="243329468">
                <text:p>243329468</text:p>
              </table:table-cell>
            </table:table-row>
            <table:table-row>
              <table:table-cell office:value-type="string">
                <text:p>Sqr</text:p>
              </table:table-cell>
              <table:table-cell office:value-type="float" office:value="8879809">
                <text:p>8879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tru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933cm" svg:height="8.953cm" xlink:href=".." xlink:type="simple" chart:class="chart:circle" chart:style-name="ch1">
        <chart:title svg:x="4.724cm" svg:y="0.315cm" chart:style-name="ch2">
          <text:p>NIST P256 Runtime Profile</text:p>
        </chart:title>
        <chart:legend svg:x="10.119cm" svg:y="3.712cm" style:legend-expansion="custom" chartooo:width="1.624cm" chartooo:height="2.418cm" style:legend-expansion-aspect-ratio="0.671629445822994" chart:style-name="ch3"/>
        <chart:plot-area chart:style-name="ch4" table:cell-range-address="Sheet5.A7:Sheet5.B11" chart:data-source-has-labels="column" svg:x="2.686cm" svg:y="0.911cm" svg:width="7.239cm" svg:height="7.777cm">
          <chartooo:coordinate-region svg:x="2.36cm" svg:y="1.459cm" svg:width="7.881cm" svg:height="7.229cm"/>
          <chart:axis chart:dimension="x" chart:name="primary-x" chart:style-name="ch5" chartooo:axis-type="auto">
            <chartooo:date-scale/>
            <chart:categories table:cell-range-address="Sheet5.A7:Sheet5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5.B7:Sheet5.B1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dd</text:p>
                <draw:g>
                  <svg:desc>Sheet5.A7:Sheet5.A11</svg:desc>
                </draw:g>
              </table:table-cell>
              <table:table-cell office:value-type="float" office:value="1148028">
                <text:p>1148028</text:p>
                <draw:g>
                  <svg:desc>Sheet5.B7:Sheet5.B11</svg:desc>
                </draw:g>
              </table:table-cell>
            </table:table-row>
            <table:table-row>
              <table:table-cell office:value-type="string">
                <text:p>Sub</text:p>
              </table:table-cell>
              <table:table-cell office:value-type="float" office:value="5898420">
                <text:p>5898420</text:p>
              </table:table-cell>
            </table:table-row>
            <table:table-row>
              <table:table-cell office:value-type="string">
                <text:p>Neg</text:p>
              </table:table-cell>
              <table:table-cell office:value-type="float" office:value="1817395">
                <text:p>1817395</text:p>
              </table:table-cell>
            </table:table-row>
            <table:table-row>
              <table:table-cell office:value-type="string">
                <text:p>Mul</text:p>
              </table:table-cell>
              <table:table-cell office:value-type="float" office:value="418619248">
                <text:p>418619248</text:p>
              </table:table-cell>
            </table:table-row>
            <table:table-row>
              <table:table-cell office:value-type="string">
                <text:p>Sqr</text:p>
              </table:table-cell>
              <table:table-cell office:value-type="float" office:value="153834083">
                <text:p>1538340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tru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circle" chart:style-name="ch1">
        <chart:title svg:x="5.571cm" svg:y="0.316cm" chart:style-name="ch2">
          <text:p>C25519 Runtime Profile</text:p>
        </chart:title>
        <chart:legend svg:x="11.579cm" svg:y="3.288cm" style:legend-expansion="custom" chartooo:width="1.154cm" chartooo:height="2.59cm" style:legend-expansion-aspect-ratio="0.445559845559846" chart:style-name="ch3"/>
        <chart:plot-area chart:style-name="ch4" table:cell-range-address="Sheet5.A14:Sheet5.B18" chart:data-source-has-labels="column" svg:x="0.319cm" svg:y="1.275cm" svg:width="15.355cm" svg:height="7.551cm">
          <chartooo:coordinate-region svg:x="4.495cm" svg:y="1.823cm" svg:width="7.003cm" svg:height="7.003cm"/>
          <chart:axis chart:dimension="x" chart:name="primary-x" chart:style-name="ch5" chartooo:axis-type="auto">
            <chartooo:date-scale/>
            <chart:categories table:cell-range-address="Sheet5.A14:Sheet5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5.B14:Sheet5.B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dd</text:p>
                <draw:g>
                  <svg:desc>Sheet5.A14:Sheet5.A18</svg:desc>
                </draw:g>
              </table:table-cell>
              <table:table-cell office:value-type="float" office:value="1763661">
                <text:p>1763661</text:p>
                <draw:g>
                  <svg:desc>Sheet5.B14:Sheet5.B18</svg:desc>
                </draw:g>
              </table:table-cell>
            </table:table-row>
            <table:table-row>
              <table:table-cell office:value-type="string">
                <text:p>Sub</text:p>
              </table:table-cell>
              <table:table-cell office:value-type="float" office:value="1280712">
                <text:p>1280712</text:p>
              </table:table-cell>
            </table:table-row>
            <table:table-row>
              <table:table-cell office:value-type="string">
                <text:p>Neg</text:p>
              </table:table-cell>
              <table:table-cell office:value-type="float" office:value="27560781">
                <text:p>27560781</text:p>
              </table:table-cell>
            </table:table-row>
            <table:table-row>
              <table:table-cell office:value-type="string">
                <text:p>Mul</text:p>
              </table:table-cell>
              <table:table-cell office:value-type="float" office:value="610609454">
                <text:p>610609454</text:p>
              </table:table-cell>
            </table:table-row>
            <table:table-row>
              <table:table-cell office:value-type="string">
                <text:p>Sqr</text:p>
              </table:table-cell>
              <table:table-cell office:value-type="float" office:value="173229879">
                <text:p>1732298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